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text-input text:description="&lt;line.product_id.display_name&gt;">123456789012345678901234567890123045</text:text-input><text:span text:style-name="T65"><text:text-input text:description="&lt;if test=&quot;print_serial_number and line.lot_id&quot;&gt;">if</text:text-input></text:span><text:span text:style-name="T65"> 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2"/>
              <text:p text:style-name="MP23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6"/>
              <text:p text:style-name="MP25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7"/>
              <text:p text:style-name="MP28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0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1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2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3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4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6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9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8">Recibí Conforme</text:span>:</text:p>
              <text:p text:style-name="MP45"><text:span text:style-name="MT58">Fecha</text:span>: <text:s/><text:span text:style-name="MT60"><text:s text:c="5"/>/ <text:s text:c="5"/>/ <text:s text:c="5"/></text:span></text:p>
              <text:p text:style-name="MP45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2-08T13:04:41.969573081</dc:date>
    <meta:editing-duration>P2DT17H31M8S</meta:editing-duration>
    <meta:editing-cycles>372</meta:editing-cycles>
    <meta:generator>LibreOffice/5.1.6.2$Linux_X86_64 LibreOffice_project/10m0$Build-2</meta:generator>
    <meta:document-statistic meta:table-count="6" meta:image-count="0" meta:object-count="0" meta:page-count="1" meta:paragraph-count="54" meta:word-count="266" meta:character-count="1698" meta:non-whitespace-character-count="1462"/>
  </office:meta>
</office:document-meta>
</file>